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Exercis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ctivity</text:p>
          </table:table-cell>
          <table:table-cell table:style-name="ce3" office:value-type="string" calcext:value-type="string">
            <text:p>Activity notes</text:p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Measure heart rate</text:p>
          </table:table-cell>
          <table:table-cell office:value-type="string" calcext:value-type="string">
            <text:p>RHR = 84 bmp</text:p>
          </table:table-cell>
        </table:table-row>
        <table:table-row table:style-name="ro1">
          <table:table-cell office:value-type="date" office:date-value="2020-09-11" calcext:value-type="date">
            <text:p>09/1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3" calcext:value-type="date">
            <text:p>09/1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6" calcext:value-type="date">
            <text:p>09/1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9" calcext:value-type="date">
            <text:p>09/19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0" calcext:value-type="date">
            <text:p>09/20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3" calcext:value-type="date">
            <text:p>09/2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6" calcext:value-type="date">
            <text:p>09/2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7" calcext:value-type="date">
            <text:p>09/2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02" calcext:value-type="date">
            <text:p>10/02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03" calcext:value-type="date">
            <text:p>10/03/20</text:p>
          </table:table-cell>
          <table:table-cell office:value-type="string" calcext:value-type="string">
            <text:p>20 min of cardio</text:p>
          </table:table-cell>
          <table:table-cell office:value-type="string" calcext:value-type="string">
            <text:p>Cardio sculpt exercise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11" calcext:value-type="date">
            <text:p>10/11/20</text:p>
          </table:table-cell>
          <table:table-cell office:value-type="string" calcext:value-type="string">
            <text:p>60 min of cardio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14" calcext:value-type="date">
            <text:p>10/14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17" calcext:value-type="date">
            <text:p>10/1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24" calcext:value-type="date">
            <text:p>10/24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25" calcext:value-type="date">
            <text:p>10/25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31" calcext:value-type="date">
            <text:p>10/3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1-07" calcext:value-type="date">
            <text:p>11/0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Kickboxing cardio </text:p>
          </table:table-cell>
        </table:table-row>
        <table:table-row table:style-name="ro1">
          <table:table-cell office:value-type="date" office:date-value="2020-11-13" calcext:value-type="date">
            <text:p>11/1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HIIT workout</text:p>
          </table:table-cell>
        </table:table-row>
      </table:table>
      <table:table table:name="Heart Rate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9" office:value-type="string" calcext:value-type="string">
            <text:p>Beginning RHR: </text:p>
          </table:table-cell>
          <table:table-cell table:style-name="ce9" office:value-type="string" calcext:value-type="string">
            <text:p>84 BPM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Date / Time</text:p>
          </table:table-cell>
          <table:table-cell office:value-type="string" calcext:value-type="string">
            <text:p>Stress Leve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esting Heart Rate</text:p>
          </table:table-cell>
          <table:table-cell/>
          <table:table-cell office:value-type="string" calcext:value-type="string">
            <text:p>Stress</text:p>
          </table:table-cell>
          <table:table-cell office:value-type="string" calcext:value-type="string">
            <text:p>1-10</text:p>
          </table:table-cell>
        </table:table-row>
        <table:table-row table:style-name="ro1">
          <table:table-cell office:value-type="string" calcext:value-type="string">
            <text:p>10/20 – 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work, home, or other</text:p>
          </table:table-cell>
        </table:table-row>
        <table:table-row table:style-name="ro1">
          <table:table-cell office:value-type="string" calcext:value-type="string">
            <text:p>10/20 – mid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1 – mid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 –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2:51:28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8:25:26.402000000</meta:creation-date>
    <dc:date>2020-11-14T12:53:01.198000000</dc:date>
    <meta:editing-duration>PT40M51S</meta:editing-duration>
    <meta:editing-cycles>7</meta:editing-cycles>
    <meta:generator>LibreOffice/6.3.2.2$Windows_X86_64 LibreOffice_project/98b30e735bda24bc04ab42594c85f7fd8be07b9c</meta:generator>
    <meta:document-statistic meta:table-count="2" meta:cell-count="96" meta:object-count="0"/>
  </office:meta>
</office:document-meta>
</file>